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9.804cm" fo:min-width="23.884cm"/>
    </style:style>
    <style:style style:name="gr2" style:family="graphic" style:parent-style-name="standard">
      <style:graphic-properties draw:stroke="none" svg:stroke-color="#000000" draw:fill="none" draw:fill-color="#ffffff" fo:min-height="0.704cm"/>
    </style:style>
    <style:style style:name="gr3" style:family="graphic" style:parent-style-name="standard">
      <style:graphic-properties draw:fill-color="#004000" draw:opacity="73%" draw:textarea-horizontal-align="justify" draw:textarea-vertical-align="middle" draw:auto-grow-height="false" fo:min-height="3.526cm" fo:min-width="22.868cm"/>
    </style:style>
    <style:style style:name="gr4" style:family="graphic" style:parent-style-name="standard">
      <style:graphic-properties draw:stroke="none" svg:stroke-color="#000000" draw:fill="none" draw:fill-color="#ffffff" fo:min-height="2.833cm"/>
    </style:style>
    <style:style style:name="gr5" style:family="graphic" style:parent-style-name="standard">
      <style:graphic-properties draw:fill-color="#a80000" draw:opacity="66%" draw:textarea-horizontal-align="justify" draw:textarea-vertical-align="middle" draw:auto-grow-height="false" fo:min-height="4.113cm" fo:min-width="22.868cm"/>
    </style:style>
    <style:style style:name="gr6" style:family="graphic" style:parent-style-name="standard">
      <style:graphic-properties draw:stroke="none" svg:stroke-color="#000000" draw:fill="none" draw:fill-color="#ffffff" fo:min-height="0.981cm"/>
    </style:style>
    <style:style style:name="gr7" style:family="graphic" style:parent-style-name="standard">
      <style:graphic-properties svg:stroke-color="#000000" draw:fill-color="#5300a8" draw:textarea-horizontal-align="justify" draw:textarea-vertical-align="middle" draw:auto-grow-height="false" fo:min-height="1.528cm" fo:min-width="17.788cm"/>
    </style:style>
    <style:style style:name="gr8" style:family="graphic" style:parent-style-name="standard">
      <style:graphic-properties svg:stroke-color="#000000" draw:fill-color="#ff0000" draw:textarea-horizontal-align="justify" draw:textarea-vertical-align="middle" draw:auto-grow-height="false" fo:min-height="1.274cm" fo:min-width="1.278cm"/>
    </style:style>
    <style:style style:name="gr9" style:family="graphic" style:parent-style-name="standard">
      <style:graphic-properties svg:stroke-color="#000000" draw:fill-color="#ff7f00" draw:textarea-horizontal-align="justify" draw:textarea-vertical-align="middle" draw:auto-grow-height="false" fo:min-height="1.274cm" fo:min-width="1.278cm"/>
    </style:style>
    <style:style style:name="gr10" style:family="graphic" style:parent-style-name="standard">
      <style:graphic-properties svg:stroke-color="#000000" draw:fill-color="#003f80" draw:textarea-horizontal-align="justify" draw:textarea-vertical-align="middle" draw:auto-grow-height="false" fo:min-height="1.274cm" fo:min-width="1.278cm"/>
    </style:style>
    <style:style style:name="gr11" style:family="graphic" style:parent-style-name="standard">
      <style:graphic-properties svg:stroke-color="#000000" draw:fill-color="#ff7f00" draw:textarea-horizontal-align="justify" draw:textarea-vertical-align="middle" draw:auto-grow-height="false" fo:min-height="0.842cm" fo:min-width="1.786cm"/>
    </style:style>
    <style:style style:name="gr12" style:family="graphic" style:parent-style-name="standard">
      <style:graphic-properties svg:stroke-color="#000000" draw:fill-color="#ff0000" draw:textarea-horizontal-align="justify" draw:textarea-vertical-align="middle" draw:auto-grow-height="false" fo:min-height="0.842cm" fo:min-width="4.319cm"/>
    </style:style>
    <style:style style:name="gr13" style:family="graphic" style:parent-style-name="standard">
      <style:graphic-properties svg:stroke-color="#000000" draw:fill-color="#003f80" draw:textarea-horizontal-align="justify" draw:textarea-vertical-align="middle" draw:auto-grow-height="false" fo:min-height="0.842cm" fo:min-width="4.573cm"/>
    </style:style>
    <style:style style:name="P1" style:family="paragraph">
      <loext:graphic-properties draw:fill-color="#ffffff" draw:opacity="0%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004000" draw:opacity="73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4pt"/>
    </style:style>
    <style:style style:name="P6" style:family="paragraph">
      <loext:graphic-properties draw:fill-color="#a80000" draw:opacity="66%"/>
      <style:paragraph-properties fo:text-align="center"/>
    </style:style>
    <style:style style:name="P7" style:family="paragraph">
      <loext:graphic-properties draw:fill="none" draw:fill-color="#ffffff"/>
      <style:text-properties fo:font-size="24pt"/>
    </style:style>
    <style:style style:name="P8" style:family="paragraph">
      <loext:graphic-properties draw:fill-color="#5300a8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loext:graphic-properties draw:fill-color="#ff7f00"/>
      <style:paragraph-properties fo:text-align="center"/>
    </style:style>
    <style:style style:name="P11" style:family="paragraph">
      <loext:graphic-properties draw:fill-color="#003f80"/>
      <style:paragraph-properties fo:text-align="center"/>
    </style:style>
    <style:style style:name="T1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384cm" svg:height="10.054cm" svg:x="2.658cm" svg:y="1.21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4cm" svg:height="0.954cm" svg:x="13.58cm" svg:y="1.195cm">
          <draw:text-box>
            <text:p>Cluster</text:p>
          </draw:text-box>
        </draw:frame>
        <draw:custom-shape draw:style-name="gr3" draw:text-style-name="P3" draw:layer="layout" svg:width="23.368cm" svg:height="3.776cm" svg:x="3.032cm" svg:y="2.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3.656cm" svg:height="3.083cm" draw:transform="rotate (1.5707963267949) translate (3.335cm 6.236cm)">
          <draw:text-box>
            <text:p text:style-name="P4"><text:span text:style-name="T1">System</text:span></text:p>
            <text:p text:style-name="P4"><text:span text:style-name="T1">services</text:span></text:p>
          </draw:text-box>
        </draw:frame>
        <draw:g>
          <draw:g>
            <draw:custom-shape draw:style-name="gr5" draw:text-style-name="P6" draw:layer="layout" svg:width="23.368cm" svg:height="4.363cm" svg:x="3.032cm" svg:y="6.70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" draw:text-style-name="P7" draw:layer="layout" svg:width="3.039cm" svg:height="1.231cm" draw:transform="rotate (1.5707963267949) translate (3.633cm 10.403cm)">
              <draw:text-box>
                <text:p><text:span text:style-name="T1">Kernel</text:span></text:p>
              </draw:text-box>
            </draw:frame>
          </draw:g>
          <draw:g>
            <draw:custom-shape draw:style-name="gr7" draw:text-style-name="P8" draw:layer="layout" svg:width="18.288cm" svg:height="1.778cm" svg:x="5.706cm" svg:y="7.063cm">
              <text:p text:style-name="P4">Mesos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8" draw:text-style-name="P9" draw:layer="layout" svg:width="1.778cm" svg:height="1.524cm" svg:x="5.706cm" svg:y="9.18cm">
                <text:p text:style-name="P4">Node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0" draw:layer="layout" svg:width="1.778cm" svg:height="1.524cm" svg:x="8.007cm" svg:y="9.18cm">
                <text:p text:style-name="P4">Node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1" draw:layer="layout" svg:width="1.778cm" svg:height="1.524cm" svg:x="10.306cm" svg:y="9.18cm">
                <text:p text:style-name="P4">Node</text:p>
                <draw:enhanced-geometry svg:viewBox="0 0 21600 21600" draw:type="rectangle" draw:enhanced-path="M 0 0 L 21600 0 21600 21600 0 21600 0 0 Z N"/>
              </draw:custom-shape>
              <draw:custom-shape draw:style-name="gr8" draw:text-style-name="P9" draw:layer="layout" svg:width="1.778cm" svg:height="1.524cm" svg:x="12.74cm" svg:y="9.18cm">
                <text:p text:style-name="P4">Node</text:p>
                <draw:enhanced-geometry svg:viewBox="0 0 21600 21600" draw:type="rectangle" draw:enhanced-path="M 0 0 L 21600 0 21600 21600 0 21600 0 0 Z N"/>
              </draw:custom-shape>
              <draw:custom-shape draw:style-name="gr8" draw:text-style-name="P9" draw:layer="layout" svg:width="1.778cm" svg:height="1.524cm" svg:x="15.041cm" svg:y="9.18cm">
                <text:p text:style-name="P4">Node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1" draw:layer="layout" svg:width="1.778cm" svg:height="1.524cm" svg:x="17.34cm" svg:y="9.18cm">
                <text:p text:style-name="P4">Node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1" draw:layer="layout" svg:width="1.778cm" svg:height="1.524cm" svg:x="19.774cm" svg:y="9.18cm">
                <text:p text:style-name="P4">Node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0" draw:layer="layout" svg:width="1.778cm" svg:height="1.524cm" svg:x="22.206cm" svg:y="9.18cm">
                <text:p text:style-name="P4">Node</text:p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custom-shape draw:style-name="gr11" draw:text-style-name="P10" draw:layer="layout" svg:width="2.286cm" svg:height="1.092cm" svg:x="13.446cm" svg:y="3.862cm">
            <text:p text:style-name="P4">Storm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2" draw:text-style-name="P9" draw:layer="layout" svg:width="4.819cm" svg:height="1.092cm" svg:x="7.866cm" svg:y="3.862cm">
              <text:p text:style-name="P4">Apache Hadoop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1" draw:layer="layout" svg:width="5.073cm" svg:height="1.092cm" svg:x="16.493cm" svg:y="3.862cm">
              <text:p text:style-name="P4">JBoss Data Grid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294563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7T14:26:07.494665473</meta:creation-date>
    <dc:date>2017-07-17T15:44:35.641888198</dc:date>
    <meta:editing-duration>PT54M22S</meta:editing-duration>
    <meta:editing-cycles>22</meta:editing-cycles>
    <meta:generator>LibreOffice/5.3.4.2$Linux_X86_64 LibreOffice_project/30m0$Build-2</meta:generator>
    <meta:document-statistic meta:object-count="24"/>
  </office:meta>
</office:document-meta>
</file>